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9D0000001AB7E8C4B0818D4865.png" manifest:media-type="image/png"/>
  <manifest:file-entry manifest:full-path="Pictures/1000336400001042000002AE8C2B294C3B05E066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Footer">
      <style:text-properties officeooo:rsid="000b2ba5" officeooo:paragraph-rsid="00581a92"/>
    </style:style>
    <style:style style:name="P2" style:family="paragraph" style:parent-style-name="Bibliografía">
      <style:text-properties officeooo:rsid="001e4978" officeooo:paragraph-rsid="001e4978"/>
    </style:style>
    <style:style style:name="P3" style:family="paragraph" style:list-style-name="Bibliografia"/>
    <style:style style:name="P4" style:family="paragraph" style:parent-style-name="Footer">
      <style:text-properties officeooo:rsid="000b2ba5" officeooo:paragraph-rsid="00581a92"/>
    </style:style>
    <style:style style:name="P5" style:family="paragraph" style:parent-style-name="Footer">
      <style:text-properties officeooo:rsid="002ec0d7" officeooo:paragraph-rsid="002ec0d7"/>
    </style:style>
    <style:style style:name="P6" style:family="paragraph" style:parent-style-name="Heading_20_1">
      <style:text-properties officeooo:rsid="001e4978" officeooo:paragraph-rsid="001e4978"/>
    </style:style>
    <style:style style:name="P7" style:family="paragraph" style:parent-style-name="Source_20_Code">
      <style:text-properties officeooo:rsid="0024ebc5" officeooo:paragraph-rsid="0024ebc5"/>
    </style:style>
    <style:style style:name="P8" style:family="paragraph" style:parent-style-name="Text_20_body">
      <style:text-properties officeooo:rsid="001df062" officeooo:paragraph-rsid="001df062"/>
    </style:style>
    <style:style style:name="P9" style:family="paragraph" style:parent-style-name="Text_20_body">
      <style:text-properties officeooo:rsid="001e4978" officeooo:paragraph-rsid="001e4978"/>
    </style:style>
    <style:style style:name="P10" style:family="paragraph" style:parent-style-name="Text_20_body">
      <style:text-properties officeooo:rsid="002047d9" officeooo:paragraph-rsid="002047d9"/>
    </style:style>
    <style:style style:name="P11" style:family="paragraph" style:parent-style-name="Text_20_body">
      <style:text-properties officeooo:rsid="00217f62" officeooo:paragraph-rsid="00217f62"/>
    </style:style>
    <style:style style:name="P12" style:family="paragraph" style:parent-style-name="Text_20_body">
      <style:text-properties officeooo:rsid="00247bc9" officeooo:paragraph-rsid="00247bc9"/>
    </style:style>
    <style:style style:name="P13" style:family="paragraph" style:parent-style-name="Text_20_body">
      <style:text-properties officeooo:rsid="00247bc9" officeooo:paragraph-rsid="0024ebc5"/>
    </style:style>
    <style:style style:name="P14" style:family="paragraph" style:parent-style-name="Text_20_body">
      <style:text-properties officeooo:rsid="00266e6c" officeooo:paragraph-rsid="00266e6c"/>
    </style:style>
    <style:style style:name="T1" style:family="text">
      <style:text-properties officeooo:rsid="001d204e"/>
    </style:style>
    <style:style style:name="T2" style:family="text">
      <style:text-properties officeooo:rsid="000cbcbc"/>
    </style:style>
    <style:style style:name="T3" style:family="text">
      <style:text-properties style:font-name="Fabrikat" fo:font-size="13pt" style:font-size-asian="10.5pt"/>
    </style:style>
    <style:style style:name="T4" style:family="text">
      <style:text-properties style:font-name="Fabrikat" fo:font-size="13pt" officeooo:rsid="002ec0d7" style:font-size-asian="10.5pt"/>
    </style:style>
    <style:style style:name="T5" style:family="text">
      <style:text-properties style:font-name="Fabrikat" fo:font-size="13pt" officeooo:rsid="0052278d" style:font-size-asian="10.5pt"/>
    </style:style>
    <style:style style:name="T6" style:family="text">
      <style:text-properties style:font-name="Fabrikat" fo:font-size="13pt" officeooo:rsid="000cbcbc" style:font-size-asian="10.5pt"/>
    </style:style>
    <style:style style:name="T7" style:family="text">
      <style:text-properties style:font-name="Fabrikat" fo:font-size="13pt" officeooo:rsid="003fd78e" style:font-size-asian="10.5pt"/>
    </style:style>
    <style:style style:name="T8" style:family="text">
      <style:text-properties officeooo:rsid="000b2ba5"/>
    </style:style>
    <style:style style:name="T9" style:family="text">
      <style:text-properties officeooo:rsid="003b54cc"/>
    </style:style>
    <style:style style:name="T10" style:family="text">
      <style:text-properties officeooo:rsid="0012abe4"/>
    </style:style>
    <style:style style:name="T11" style:family="text">
      <style:text-properties fo:font-style="italic"/>
    </style:style>
    <style:style style:name="T12" style:family="text">
      <style:text-properties officeooo:rsid="001df062"/>
    </style:style>
    <style:style style:name="T13" style:family="text">
      <style:text-properties officeooo:rsid="002047d9"/>
    </style:style>
    <style:style style:name="T14" style:family="text">
      <style:text-properties officeooo:rsid="00217f62"/>
    </style:style>
    <style:style style:name="T15" style:family="text">
      <style:text-properties officeooo:rsid="00230fed"/>
    </style:style>
    <style:style style:name="T16" style:family="text">
      <style:text-properties officeooo:rsid="0023a60e"/>
    </style:style>
    <style:style style:name="T17" style:family="text">
      <style:text-properties officeooo:rsid="00247bc9"/>
    </style:style>
    <style:style style:name="T18" style:family="text">
      <style:text-properties officeooo:rsid="0024ebc5"/>
    </style:style>
    <style:style style:name="T19" style:family="text">
      <style:text-properties officeooo:rsid="00266e6c"/>
    </style:style>
    <style:style style:name="T20" style:family="text">
      <style:text-properties officeooo:rsid="00280a8f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roducción a la consola</text:p>
      <text:p text:style-name="Subtitle">GNU/Linux – Bash</text:p>
      <text:h text:style-name="Heading_20_1" text:outline-level="1">Opciones de ls</text:h>
      <text:p text:style-name="Text_20_body">La opción <text:span text:style-name="Example">-F</text:span> en <text:span text:style-name="Example">ls</text:span> muestra el tipo de archivos del listado, este se utiliza cuando la terminal no es capaz de mostrar colores para el mismo propósito.</text:p>
      <text:p text:style-name="Text_20_body">Según la página de manual de <text:span text:style-name="Example">ls -</text:span><text:span text:style-name="Example"><text:span text:style-name="T12">F</text:span></text:span>, se agregan los caracteres <text:span text:style-name="Example">*/=&gt;@|</text:span> a los archivos, pero en la misma no se indica cuál es su propósito. <text:span text:style-name="T1">En el manual de CoreUtils </text:span><text:span text:style-name="T12">[1][2], podemos ver que la opción </text:span><text:span text:style-name="Example"><text:span text:style-name="T12">--F</text:span></text:span><text:span text:style-name="T12"> es sinónimo de </text:span><text:span text:style-name="Example"><text:span text:style-name="T12">--classifiy</text:span></text:span><text:span text:style-name="T12"> y la misma se utiliza para:</text:span></text:p>
      <text:list xml:id="list3986481618" text:style-name="List_20_1">
        <text:list-item>
          <text:p text:style-name="Viñeta_20_punto"><text:span text:style-name="Example">/</text:span> <text:span text:style-name="T12">directorios</text:span></text:p>
        </text:list-item>
        <text:list-item>
          <text:p text:style-name="Viñeta_20_punto"><text:span text:style-name="Example">*</text:span> <text:span text:style-name="T12">ejecutables</text:span></text:p>
        </text:list-item>
      </text:list>
      <text:p text:style-name="P8">Podemos corroborar esto, utilizando <text:span text:style-name="Example">ls -l</text:span> (listado detallado)</text:p>
      <text:p text:style-name="Source_20_Code">mrtin@ivalera:~/ejemplo$ ls -lF</text:p>
      <text:p text:style-name="Source_20_Code">total 12</text:p>
      <text:p text:style-name="Source_20_Code">-rw-rw-r-- 1 mrtin mrtin <text:s text:c="2"/>14 mar <text:s/>6 19:37 archivo</text:p>
      <text:p text:style-name="Source_20_Code"><text:span text:style-name="Example">d</text:span>rwxrwxr-x 3 mrtin mrtin 4096 mar <text:s/>6 19:09 home<text:span text:style-name="Example">/</text:span></text:p>
      <text:p text:style-name="Source_20_Code">-rw<text:span text:style-name="Example">x</text:span>rw<text:span text:style-name="Example">x</text:span>r-<text:span text:style-name="Example">x</text:span> 1 mrtin mrtin <text:s text:c="2"/>14 mar 24 17:15 script<text:span text:style-name="Example">*</text:span></text:p>
      <text:p text:style-name="P8">Bibliografía del punto</text:p>
      <text:list xml:id="list2988796776" text:style-name="Bibliografia">
        <text:list-item>
          <text:p text:style-name="P2">Página de manual ls (man ls) Fedora 33 – GNU Coreutils 8.32</text:p>
        </text:list-item>
        <text:list-item>
          <text:p text:style-name="Bibliografía">General output formatting (GNU Coreutils 9.0). https://www.gnu.org/software/coreutils/manual/html_node/General-output-formatting.html#General-output-formatting. Consultado el 24 de marzo de 2022.</text:p>
        </text:list-item>
        <text:list-item>
          <text:p text:style-name="Bibliografía">What information is listed (GNU Coreutils 9.0). https://www.gnu.org/software/coreutils/manual/html_node/What-information-is-listed.html#What-information-is-listed. Consultado el 24 de marzo de 2022.</text:p>
        </text:list-item>
      </text:list>
      <text:h text:style-name="P6" text:outline-level="1"><text:soft-page-break/>Rutas absolutas vs. Rutas relativas</text:h>
      <text:p text:style-name="P9">Siendo que en el enunciado se menciona a Amanda como la usuaria de la computadora y que desea llegar a <text:span text:style-name="Example">/home/amanda</text:span>, podemos asumir que <text:span text:style-name="Example">$USER</text:span> es <text:span text:style-name="Example">amanda</text:span>, por lo que la variable $<text:span text:style-name="Example">HOME</text:span> será válido como dirección de destino por defecto.</text:p>
      <text:p text:style-name="P9">De las opciones del listado, estas no dan como nos llevan al directorio deseado.</text:p>
      <text:p text:style-name="P9">A – <text:span text:style-name="Example">cd .</text:span> No cambia el directorio actual.</text:p>
      <text:p text:style-name="P9">B – <text:span text:style-name="Example">cd /</text:span> cambia el directorio a la ruta absoluta <text:span text:style-name="Example">/</text:span>, la raíz del sistema de archivos.</text:p>
      <text:p text:style-name="P9">D – <text:span text:style-name="Example">cd ../..</text:span> baja de manera relativa dos niveles, quedando en <text:span text:style-name="Example">/home</text:span></text:p>
      <text:p text:style-name="P10">F – <text:span text:style-name="Example">cd home</text:span> es una ruta relativa desde el punto de partida, no hay información como para indicar que el comando no sea válido, pero si sabemos que no nos lleva a donde necesitamos.</text:p>
      <text:p text:style-name="P10">Las siguientes opciones nos llevan a la ruta indicada.</text:p>
      <text:p text:style-name="P9">C – <text:span text:style-name="Example">cd /home/amanda</text:span> es la ruta absoluta a la que se desea ir.</text:p>
      <text:p text:style-name="P9">E – <text:span text:style-name="Example">cd ~</text:span> , el carácter <text:span text:style-name="Example">~</text:span> es un<text:span text:style-name="T13">a</text:span> <text:span text:style-name="T13">expansión </text:span>al <text:span text:style-name="T13">contenido de </text:span><text:span text:style-name="Example">$HOME</text:span>. <text:span text:style-name="T13">[</text:span><text:span text:style-name="T14">4</text:span><text:span text:style-name="T13">]</text:span></text:p>
      <text:p text:style-name="P10">G – <text:span text:style-name="Example">cd ~/data/..</text:span> La expansión <text:span text:style-name="Example">~</text:span> nos lleva a <text:span text:style-name="Example">$HOME</text:span>, <text:span text:style-name="Example">/data/</text:span> nos deja en el lugar de partida y el <text:span text:style-name="Example">..</text:span> final baja un nivel. [<text:span text:style-name="T14">4</text:span>]</text:p>
      <text:p text:style-name="P10">H – <text:span text:style-name="Example">cd</text:span> <text:span text:style-name="T14">es otra forma de cambiar directorio hacia el contenido de </text:span><text:span text:style-name="Example"><text:span text:style-name="T14">$HOME</text:span></text:span><text:span text:style-name="T14">.</text:span></text:p>
      <text:p text:style-name="Text_20_body">I. <text:span text:style-name="Example">cd ..</text:span> es la forma de bajar un nivel en el directorio de manera relativa a la posición actual.</text:p>
      <text:list xml:id="list180701970204984" text:continue-numbering="true" text:style-name="Bibliografia">
        <text:list-item>
          <text:p text:style-name="Bibliografía">Bash Reference Manual – Tilde Expansion https://www.gnu.org/software/bash/manual/bash.html#Tilde-Expansion. Consultado el 24 de marzo de 2022.</text:p>
        </text:list-item>
      </text:list>
      <text:h text:style-name="Heading_20_1" text:outline-level="1">¿Qué es?</text:h>
      <text:p text:style-name="P11">El programa <text:span text:style-name="Example">cat</text:span> se encarga de tomar el contenido de los archivos pasados como argumento y enviarlos uno detrás del otro a <text:span text:style-name="Example">STDOUT</text:span> <text:span text:style-name="T15">[5]</text:span>.</text:p>
      <text:p text:style-name="P11"><text:soft-page-break/>El built-in <text:span text:style-name="Example">cd</text:span>, forma parte de <text:span text:style-name="Example">bash</text:span> y permite que este cambie de directorio., <text:span text:style-name="T15">esta es la razón también porque no tiene página de manual; no es un programa independiente, ya que estos manipulan la terminal </text:span><text:span text:style-name="Example"><text:span text:style-name="T16">bash</text:span></text:span><text:span text:style-name="T15"> de manera </text:span><text:span text:style-name="T16">interna</text:span><text:span text:style-name="T15"> [6].</text:span></text:p>
      <text:p text:style-name="Quotations">Shells also provide a small set of built-in commands (<text:span text:style-name="Example">builtins</text:span>) implementing functionality impossible or inconvenient to obtain via separate utilities. For example, <text:span text:style-name="Example">cd</text:span>, <text:span text:style-name="Example">break</text:span>, <text:span text:style-name="Example">continue</text:span>, and <text:span text:style-name="Example">exec</text:span> cannot be implemented outside of the shell because they directly manipulate the shell itself. The <text:span text:style-name="Example">history</text:span>, <text:span text:style-name="Example">getopts</text:span>, <text:span text:style-name="Example">kill</text:span>, or <text:span text:style-name="Source_20_Text">pwd</text:span> builtins, among others, could be implemented in separate utilities, but they are more convenient to use as builtin commands. All of the shell builtins are described in subsequent sections. </text:p>
      <text:p text:style-name="P11">Bibliografía</text:p>
      <text:list xml:id="list180702070753759" text:continue-numbering="true" text:style-name="Bibliografia">
        <text:list-item>
          <text:p text:style-name="Bibliografía">GNU Coreutils 9.0. https://www.gnu.org/software/coreutils/manual/coreutils.html#cat-invocation. Consultado el 24 de marzo de 2022.</text:p>
        </text:list-item>
        <text:list-item>
          <text:p text:style-name="Bibliografía">Bash Reference Manual – What is a shell <text:s/>https://www.gnu.org/software/bash/manual/bash.html#What-is-a-shell_003f-1. Consultado el 24 de marzo de 2022.</text:p>
        </text:list-item>
      </text:list>
      <text:h text:style-name="Heading_20_1" text:outline-level="1">Resolv<text:span text:style-name="T17">iendo una ruta relativa</text:span></text:h>
      <text:p text:style-name="P13">Dado el comando <text:span text:style-name="Example">ls -F ../backup</text:span> y la dirección inicial <text:span text:style-name="Example">/Users/thing</text:span>, podemos <text:span text:style-name="T18">cambiar la ruta a una absoluta que es </text:span><text:span text:style-name="Example">/Users/backup/</text:span>. <text:span text:style-name="T18">De forma de poder </text:span>descartar las opciones <text:span text:style-name="T18">incorrectas.</text:span></text:p>
      <text:p text:style-name="P12"><text:span text:style-name="Example">../backup: No such file or directory</text:span>, esto no es correcto porque podemos acceder <text:span text:style-name="Example">backup</text:span> con la ruta indicada.</text:p>
      <text:p text:style-name="P12"><text:span text:style-name="Example">2012-12-01 2013-01-08 2013-01-27</text:span>, Por un lado, la salida coincide con el contenido de <text:span text:style-name="Example">/Users/thing/backup</text:span> pero no con <text:span text:style-name="Example">/Users/backup/</text:span>, pero tampoco con el modo <text:span text:style-name="Example">-F</text:span>.</text:p>
      <text:p text:style-name="P12"><text:span text:style-name="Example">2012-12-01/ 2013-01-08/ 2013-01-27/</text:span> el modo coincide con la salida esperada, pero el contenido de directorio no. (ver párrafo anterior)</text:p>
      <text:p text:style-name="P12">Finalmente, <text:span text:style-name="Example">original/ pnas_final/ pnas_sub/</text:span> es el contenido esperado, en la dirección <text:span text:style-name="Example">/Users/backup/</text:span>.</text:p>
      <text:h text:style-name="Heading_20_1" text:outline-level="1"><text:soft-page-break/>Reconstrucción</text:h>
      <text:p text:style-name="P7">$&gt; cd /</text:p>
      <text:p text:style-name="P7">$&gt; mkdir -p Users/thing/backup/2012-12-01</text:p>
      <text:p text:style-name="P7">$&gt; mkdir -p Users/thing/backup/2013-01-08</text:p>
      <text:p text:style-name="P7">$&gt; mkdir -p Users/thing/backup/2012-01-27</text:p>
      <text:p text:style-name="P7">$&gt; mkdir -p Users/backup/original</text:p>
      <text:p text:style-name="P7">$&gt; mkdir -p Users/backup/pnas_final</text:p>
      <text:p text:style-name="P7">$&gt; mkdir -p Users/backup/pnas_sub</text:p>
      <text:p text:style-name="P7">$&gt; tree</text:p>
      <text:p text:style-name="P7">.── Users</text:p>
      <text:p text:style-name="P7"><text:s text:c="4"/>├── backup</text:p>
      <text:p text:style-name="P7"><text:s text:c="4"/>│ <text:s text:c="2"/>├── original</text:p>
      <text:p text:style-name="P7"><text:s text:c="4"/>│ <text:s text:c="2"/>├── pnas_final</text:p>
      <text:p text:style-name="P7"><text:s text:c="4"/>│ <text:s text:c="2"/>└── pnas_sub</text:p>
      <text:p text:style-name="P7"><text:s text:c="4"/>└── thing</text:p>
      <text:p text:style-name="P7"><text:s text:c="8"/>└── backup</text:p>
      <text:p text:style-name="P7"><text:s text:c="12"/>├── 2012-01-27</text:p>
      <text:p text:style-name="P7"><text:s text:c="12"/>├── 2012-12-01</text:p>
      <text:p text:style-name="P7"><text:s text:c="12"/>└── 2013-01-08</text:p>
      <text:h text:style-name="Heading_20_1" text:outline-level="1">Backup</text:h>
      <text:p text:style-name="P14">Desde la ubicación <text:span text:style-name="Example">/Users/backup</text:span>, podemos copiar el directorio indicado por la ruta absoluta <text:span text:style-name="Example">/Users/thing/backup/2013-01-08</text:span> en la ruta absoluta <text:span text:style-name="Example">/Users/backup/original</text:span> con el comando:</text:p>
      <text:p text:style-name="Source_20_Code"><text:span text:style-name="T19">$&gt;</text:span> cp -r ../thing/backup/2013-01-08/ <text:span text:style-name="T19">original</text:span></text:p>
      <text:p text:style-name="P14">La opción -r nos asegura copiar todo el contenido de la carpeta origen incluyendo los directorios que contenga <text:span text:style-name="T20">[7]</text:span>.</text:p>
      <text:p text:style-name="P14"><text:soft-page-break/>Bibliografía</text:p>
      <text:list xml:id="list180700826589210" text:continue-numbering="true" text:style-name="Bibliografia">
        <text:list-item>
          <text:p text:style-name="Bibliografía">GNU Coreutils 9.0 – <text:span text:style-name="T19">cp invocation</text:span>. https://www.gnu.org/software/coreutils/manual/coreutils.html#cp-invocation. Consultado el 24 de marzo de 2022.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61cm" style:contextual-spacing="false" fo:text-align="end" style:justify-single-word="false" fo:text-indent="0cm" style:auto-text-indent="false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Droid Sans Mono" fo:font-family="'Droid Sans Mono'" style:font-style-name="Italic" style:font-family-generic="swiss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false" style:page-number="auto" fo:background-color="transparent" fo:padding="0.3cm" fo:border="0.06pt solid #000000" style:shadow="none" text:number-lines="false" text:line-number="1">
        <style:tab-stops/>
      </style:paragraph-properties>
      <style:text-properties style:font-name="Droid Sans Mono1" fo:font-family="'Droid Sans Mono'" style:font-style-name="Regular" style:font-family-generic="swiss" style:font-pitch="fixed" fo:font-size="10pt" fo:font-style="normal" fo:font-weight="normal" style:font-weight-asian="normal"/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04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 style:list-style-name="List_20_1"/>
    <style:style style:name="Romanos" style:family="paragraph" style:parent-style-name="List_20_Contents" style:list-style-name="Numbering_20_IVX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Glosario" style:family="paragraph" style:parent-style-name="List_20_Heading">
      <style:text-properties fo:font-weight="bold"/>
    </style:style>
    <style:style style:name="Bibliografía" style:family="paragraph" style:parent-style-name="List_20_Contents" style:list-style-name="Bibliografi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ibliografia">
      <text:list-level-style-number text:level="1" text:style-name="Numbering_20_Symbols" loext:num-list-format=" [%1%] " style:num-prefix=" [" style:num-suffix="]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581a92"/>
    </style:style>
    <style:style style:name="MP2" style:family="paragraph" style:parent-style-name="Footer">
      <style:text-properties officeooo:rsid="002ec0d7" officeooo:paragraph-rsid="002ec0d7"/>
    </style:style>
    <style:style style:name="MT1" style:family="text">
      <style:text-properties officeooo:rsid="000cbcbc"/>
    </style:style>
    <style:style style:name="MT2" style:family="text">
      <style:text-properties style:font-name="Fabrikat" fo:font-size="13pt" officeooo:rsid="002ec0d7" style:font-size-asian="10.5pt"/>
    </style:style>
    <style:style style:name="MT3" style:family="text">
      <style:text-properties style:font-name="Fabrikat" fo:font-size="13pt" style:font-size-asian="10.5pt"/>
    </style:style>
    <style:style style:name="MT4" style:family="text">
      <style:text-properties officeooo:rsid="000b2ba5"/>
    </style:style>
    <style:style style:name="MT5" style:family="text">
      <style:text-properties style:font-name="Fabrikat" fo:font-size="13pt" officeooo:rsid="0052278d" style:font-size-asian="10.5pt"/>
    </style:style>
    <style:style style:name="MT6" style:family="text">
      <style:text-properties style:font-name="Fabrikat" fo:font-size="13pt" officeooo:rsid="003fd78e" style:font-size-asian="10.5pt"/>
    </style:style>
    <style:style style:name="MT7" style:family="text">
      <style:text-properties style:font-name="Fabrikat" fo:font-size="13pt" officeooo:rsid="000cbcbc" style:font-size-asian="10.5pt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tracked-changes>
          <text:changed-region xml:id="ct94496334918384" text:id="ct94496334918384">
            <text:deletion>
              <office:change-info>
                <dc:creator>Martín René Vilugrón</dc:creator>
                <dc:date>2021-04-21T15:23:16</dc:date>
              </office:change-info>
              <text:p text:style-name="MP1"><text:span text:style-name="MT1">Taller de Informática y TICs</text:span></text:p>
            </text:deletion>
          </text:changed-region>
          <text:changed-region xml:id="ct94496334995216" text:id="ct94496334995216">
            <text:insertion>
              <office:change-info>
                <dc:creator>Martín René Vilugrón</dc:creator>
                <dc:date>2021-04-21T15:23:16</dc:date>
              </office:change-info>
            </text:insertion>
          </text:changed-region>
          <text:changed-region xml:id="ct94496235972400" text:id="ct94496235972400">
            <text:insertion>
              <office:change-info>
                <dc:creator>Autor desconocido</dc:creator>
                <dc:date>2022-03-09T14:29:32</dc:date>
              </office:change-info>
            </text:insertion>
          </text:changed-region>
          <text:changed-region xml:id="ct94496334728656" text:id="ct94496334728656">
            <text:insertion>
              <office:change-info>
                <dc:creator>Martín René Vilugrón</dc:creator>
                <dc:date>2021-04-21T15:23:16</dc:date>
              </office:change-info>
            </text:insertion>
          </text:changed-region>
          <text:changed-region xml:id="ct94496334974304" text:id="ct94496334974304">
            <text:deletion>
              <office:change-info>
                <dc:creator>Autor desconocido</dc:creator>
                <dc:date>2022-03-09T14:29:30</dc:date>
              </office:change-info>
              <text:p text:style-name="MP2"><text:span text:style-name="MT3">Ingeniería </text:span></text:p>
            </text:deletion>
          </text:changed-region>
          <text:changed-region xml:id="ct94496333532000" text:id="ct94496333532000">
            <text:insertion>
              <office:change-info>
                <dc:creator>Martín René Vilugrón</dc:creator>
                <dc:date>2021-04-21T15:23:16</dc:date>
              </office:change-info>
            </text:insertion>
          </text:changed-region>
          <text:changed-region xml:id="ct94496333531728" text:id="ct94496333531728">
            <text:deletion>
              <office:change-info>
                <dc:creator>Autor desconocido</dc:creator>
                <dc:date>2022-03-09T14:29:26</dc:date>
              </office:change-info>
              <text:p text:style-name="MP2"><text:span text:style-name="MT3"/></text:p>
              <text:p text:style-name="MP2"><text:span text:style-name="MT4"><text:tab/><text:tab/></text:span></text:p>
            </text:deletion>
          </text:changed-region>
          <text:changed-region xml:id="ct94496333541520" text:id="ct94496333541520">
            <text:insertion>
              <office:change-info>
                <dc:creator>Autor desconocido</dc:creator>
                <dc:date>2022-03-09T14:29:27</dc:date>
              </office:change-info>
            </text:insertion>
          </text:changed-region>
        </text:tracked-changes>
        <text:p text:style-name="MP1"><draw:frame draw:style-name="Mfr1" draw:name="Imagen1" text:anchor-type="paragraph" svg:x="-0.011cm" svg:y="-0.042cm" svg:width="6.588cm" svg:height="1.087cm" draw:z-index="2"><draw:image xlink:href="Pictures/1000336400001042000002AE8C2B294C3B05E066.svg" xlink:type="simple" xlink:show="embed" xlink:actuate="onLoad" draw:mime-type="image/svg+xml"/><draw:image xlink:href="Pictures/100000010000009D0000001AB7E8C4B0818D4865.png" xlink:type="simple" xlink:show="embed" xlink:actuate="onLoad" draw:mime-type="image/png"/></draw:frame><text:tab/><text:tab/><text:change text:change-id="ct94496334918384"/><text:change-start text:change-id="ct94496334995216"/><text:span text:style-name="MT2">Introducción a la </text:span><text:change-end text:change-id="ct94496334995216"/><text:change-start text:change-id="ct94496235972400"/><text:span text:style-name="MT2">Ingeniería </text:span><text:change-end text:change-id="ct94496235972400"/><text:change-start text:change-id="ct94496334728656"/></text:p>
        <text:p text:style-name="MP2"><text:span text:style-name="MT3"><text:tab/><text:tab/></text:span><text:change-end text:change-id="ct94496334728656"/><text:change text:change-id="ct94496334974304"/><text:change-start text:change-id="ct94496333532000"/><text:span text:style-name="MT3">en Computación</text:span><text:change-end text:change-id="ct94496333532000"/><text:change text:change-id="ct94496333531728"/><text:change-start text:change-id="ct94496333541520"/><text:span text:style-name="MT4"> - </text:span><text:change-end text:change-id="ct94496333541520"/><text:span text:style-name="MT4"><text:date style:data-style-name="N107" text:date-value="2022-03-24T18:07:00.207560341">2022</text:date></text:span></text:p>
      </style:header>
      <style:footer>
        <text:tracked-changes>
          <text:changed-region xml:id="ct94496333505264" text:id="ct94496333505264">
            <text:insertion>
              <office:change-info>
                <dc:creator>Martín René Vilugrón</dc:creator>
                <dc:date>2021-04-21T20:31:32</dc:date>
              </office:change-info>
            </text:insertion>
          </text:changed-region>
          <text:changed-region xml:id="ct94496333455792" text:id="ct94496333455792">
            <text:deletion>
              <office:change-info>
                <dc:creator>Martín René Vilugrón</dc:creator>
                <dc:date>2021-04-21T20:28:59</dc:date>
              </office:change-info>
              <text:p text:style-name="Footer"><text:span text:style-name="MT6"><text:page-count>5</text:page-count></text:span></text:p>
            </text:deletion>
          </text:changed-region>
          <text:changed-region xml:id="ct94496333455552" text:id="ct94496333455552">
            <text:deletion>
              <office:change-info>
                <dc:creator>Martín René Vilugrón</dc:creator>
                <dc:date>2021-04-21T20:31:31</dc:date>
              </office:change-info>
              <text:p text:style-name="Footer"><text:span text:style-name="MT7"><text:s/></text:span></text:p>
            </text:deletion>
          </text:changed-region>
        </text:tracked-changes>
        <text:p text:style-name="Footer"><text:initial-creator>Martín René Vilugrón</text:initial-creator><text:tab/><text:tab/>Página <text:page-number text:select-page="current">2</text:page-number><text:s/><text:span text:style-name="MT1">de</text:span><text:change-start text:change-id="ct94496333505264"/><text:span text:style-name="MT1"> </text:span><text:change-end text:change-id="ct94496333505264"/><text:span text:style-name="MT5"><text:page-count>5</text:page-count></text:span><text:change text:change-id="ct94496333455792"/><text:change text:change-id="ct94496333455552"/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ón</meta:initial-creator>
    <meta:creation-date>2022-03-24T17:00:06.693121951</meta:creation-date>
    <dc:date>2022-03-24T18:07:00.079539097</dc:date>
    <dc:creator>Martín René Vilugrón</dc:creator>
    <meta:editing-duration>PT36M19S</meta:editing-duration>
    <meta:editing-cycles>9</meta:editing-cycles>
    <meta:generator>LibreOffice/7.2.5.2$Linux_X86_64 LibreOffice_project/20$Build-2</meta:generator>
    <meta:document-statistic meta:table-count="0" meta:image-count="1" meta:object-count="0" meta:page-count="5" meta:paragraph-count="72" meta:word-count="829" meta:character-count="5515" meta:non-whitespace-character-count="4658"/>
  </office:meta>
</office:document-meta>
</file>